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Padauk" svg:font-family="Padauk" style:font-pitch="variable"/>
    <style:font-face style:name="Sarai" svg:font-family="Sarai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cc9c" officeooo:paragraph-rsid="0005cc9c"/>
    </style:style>
    <style:style style:name="P2" style:family="paragraph" style:parent-style-name="Standard">
      <style:text-properties officeooo:rsid="0005f5e1" officeooo:paragraph-rsid="0005f5e1"/>
    </style:style>
    <style:style style:name="P3" style:family="paragraph" style:parent-style-name="Standard">
      <style:text-properties officeooo:paragraph-rsid="0005f5e1"/>
    </style:style>
    <style:style style:name="P4" style:family="paragraph" style:parent-style-name="Quotations">
      <loext:graphic-properties draw:fill="none"/>
      <style:paragraph-properties fo:margin-left="0cm" fo:margin-right="1cm" fo:margin-top="0cm" fo:margin-bottom="0.499cm" loext:contextual-spacing="false" fo:text-indent="0cm" style:auto-text-indent="false" fo:background-color="transparent"/>
      <style:text-properties officeooo:rsid="0005f5e1" officeooo:paragraph-rsid="0005f5e1"/>
    </style:style>
    <style:style style:name="P5" style:family="paragraph" style:parent-style-name="Quotations">
      <loext:graphic-properties draw:fill="none"/>
      <style:paragraph-properties fo:margin-left="0cm" fo:margin-right="1cm" fo:margin-top="0cm" fo:margin-bottom="0.499cm" loext:contextual-spacing="false" fo:text-indent="0cm" style:auto-text-indent="false" fo:background-color="transparent"/>
      <style:text-properties officeooo:rsid="000753ef" officeooo:paragraph-rsid="000753ef"/>
    </style:style>
    <style:style style:name="P6" style:family="paragraph" style:parent-style-name="Standard">
      <style:text-properties fo:color="#000000" style:font-name="Padauk" fo:font-size="16pt" fo:font-style="normal" style:text-underline-style="none" fo:font-weight="bold" officeooo:rsid="0005f5e1" officeooo:paragraph-rsid="0005f5e1" fo:background-color="#ffffff" style:font-size-asian="16pt" style:font-style-asian="normal" style:font-weight-asian="normal" style:font-size-complex="16pt" style:font-style-complex="normal" style:font-weight-complex="normal"/>
    </style:style>
    <style:style style:name="P7" style:family="paragraph" style:parent-style-name="Standard">
      <style:text-properties fo:color="#000000" style:font-name="Padauk" fo:font-size="16pt" fo:font-style="normal" style:text-underline-style="none" fo:font-weight="bold" officeooo:rsid="00043aab" fo:background-color="#ffffff" style:font-size-asian="16pt" style:font-style-asian="normal" style:font-weight-asian="normal" style:font-size-complex="16pt" style:font-style-complex="normal" style:font-weight-complex="normal"/>
    </style:style>
    <style:style style:name="P8" style:family="paragraph" style:parent-style-name="Quotations" style:list-style-name="L1">
      <style:paragraph-properties fo:margin-left="0cm" fo:margin-right="1cm" fo:text-indent="0cm" style:auto-text-indent="false"/>
      <style:text-properties officeooo:paragraph-rsid="00041881"/>
    </style:style>
    <style:style style:name="P9" style:family="paragraph" style:parent-style-name="Quotations" style:list-style-name="L1">
      <loext:graphic-properties draw:fill="none"/>
      <style:paragraph-properties fo:margin-left="0cm" fo:margin-right="1cm" fo:margin-top="0cm" fo:margin-bottom="0.499cm" loext:contextual-spacing="false" fo:text-indent="0cm" style:auto-text-indent="false" fo:background-color="transparent"/>
      <style:text-properties officeooo:rsid="0005f5e1" officeooo:paragraph-rsid="0005f5e1"/>
    </style:style>
    <style:style style:name="P10" style:family="paragraph" style:parent-style-name="Quotations">
      <loext:graphic-properties draw:fill="none"/>
      <style:paragraph-properties fo:margin-left="0cm" fo:margin-right="1cm" fo:margin-top="0cm" fo:margin-bottom="0.499cm" loext:contextual-spacing="false" fo:text-indent="0cm" style:auto-text-indent="false" fo:background-color="transparent"/>
      <style:text-properties fo:color="#000000" style:font-name="Liberation Serif" fo:font-size="20pt" fo:font-style="normal" style:text-underline-style="none" fo:font-weight="normal" officeooo:rsid="000753ef" officeooo:paragraph-rsid="000753ef" fo:background-color="#ffffff" style:font-size-asian="20pt" style:font-style-asian="normal" style:font-weight-asian="normal" style:font-size-complex="20pt" style:font-style-complex="normal" style:font-weight-complex="normal"/>
    </style:style>
    <style:style style:name="P11" style:family="paragraph" style:parent-style-name="Quotations">
      <loext:graphic-properties draw:fill="none"/>
      <style:paragraph-properties fo:margin-left="0cm" fo:margin-right="1cm" fo:margin-top="0cm" fo:margin-bottom="0.499cm" loext:contextual-spacing="false" fo:text-indent="0cm" style:auto-text-indent="false" fo:background-color="transparent"/>
      <style:text-properties fo:color="#000000" style:font-name="Sarai" fo:font-size="16pt" fo:font-style="normal" style:text-underline-style="none" fo:font-weight="normal" officeooo:rsid="0005f5e1" officeooo:paragraph-rsid="0005f5e1" fo:background-color="#ffffff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000000" style:font-name="FreeSans" fo:font-size="20pt" style:text-underline-style="solid" style:text-underline-width="auto" style:text-underline-color="font-color" fo:background-color="#ffffff" loext:char-shading-value="0" style:font-size-asian="20pt" style:font-size-complex="20pt"/>
    </style:style>
    <style:style style:name="T3" style:family="text">
      <style:text-properties fo:color="#000000" style:font-name="FreeSans" fo:font-size="20pt" style:text-underline-style="solid" style:text-underline-width="auto" style:text-underline-color="font-color" officeooo:rsid="00025912" fo:background-color="#ffffff" loext:char-shading-value="0" style:font-size-asian="20pt" style:font-size-complex="20pt"/>
    </style:style>
    <style:style style:name="T4" style:family="text">
      <style:text-properties fo:color="#000000" style:font-name="Liberation Serif" fo:font-size="16pt" fo:font-style="normal" style:text-underline-style="none" fo:font-weight="normal" officeooo:rsid="00025912" fo:background-color="#ffffff" loext:char-shading-value="0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color="#000000" style:font-name="Liberation Serif" fo:font-size="20pt" fo:font-style="normal" style:text-underline-style="none" fo:font-weight="normal" fo:background-color="#ffffff" loext:char-shading-value="0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color="#000000" style:font-name="Liberation Serif" fo:font-size="20pt" fo:font-style="normal" style:text-underline-style="none" fo:font-weight="normal" officeooo:rsid="000753ef" fo:background-color="#ffffff" loext:char-shading-value="0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color="#000000" fo:font-size="16pt" fo:font-style="normal" style:text-underline-style="none" fo:font-weight="bold" officeooo:rsid="00043aab" fo:background-color="#ffffff" loext:char-shading-value="0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color="#000000" style:font-name="Padauk" fo:font-size="16pt" fo:font-style="normal" style:text-underline-style="none" fo:font-weight="bold" fo:background-color="#ffffff" loext:char-shading-value="0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color="#000000" style:font-name="Padauk" fo:font-size="16pt" fo:font-style="normal" style:text-underline-style="none" fo:font-weight="bold" officeooo:rsid="00043aab" fo:background-color="#ffffff" loext:char-shading-value="0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color="#000000" style:font-name="Padauk" fo:font-size="16pt" fo:font-style="normal" style:text-underline-style="none" fo:font-weight="bold" officeooo:rsid="0005cc9c" fo:background-color="#ffffff" loext:char-shading-value="0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color="#000000" style:font-name="Padauk" fo:font-size="16pt" fo:font-style="normal" style:text-underline-style="none" fo:font-weight="bold" officeooo:rsid="0005f5e1" fo:background-color="#ffffff" loext:char-shading-value="0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color="#000000" style:font-name="Padauk" fo:font-size="16pt" fo:language="en" fo:country="US" fo:font-style="italic" style:text-underline-style="none" fo:font-weight="bold" officeooo:rsid="00043aab" fo:background-color="#ffffff" loext:char-shading-value="0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color="#000000" style:font-name="Padauk" fo:font-size="16pt" fo:language="en" fo:country="US" fo:font-style="italic" style:text-underline-style="none" fo:font-weight="bold" officeooo:rsid="0005cc9c" fo:background-color="#ffffff" loext:char-shading-value="0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color="#000000" style:font-name="Padauk" fo:font-size="16pt" fo:font-style="italic" style:text-underline-style="none" fo:font-weight="bold" officeooo:rsid="00043aab" fo:background-color="#ffffff" loext:char-shading-value="0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fo:color="#f3715a" style:font-name="Liberation Serif" fo:font-size="16pt" fo:font-style="normal" style:text-underline-style="solid" style:text-underline-width="auto" style:text-underline-color="font-color" fo:font-weight="normal" officeooo:rsid="00025912" fo:background-color="#ffffff" loext:char-shading-value="0" style:font-size-asian="16pt" style:font-style-asian="normal" style:font-weight-asian="normal" style:font-size-complex="16pt" style:font-style-complex="normal" style:font-weight-complex="normal"/>
    </style:style>
    <style:style style:name="T16" style:family="text">
      <style:text-properties fo:color="#f3715a" style:font-name="Liberation Serif" fo:font-size="16pt" fo:font-style="normal" style:text-underline-style="solid" style:text-underline-width="auto" style:text-underline-color="font-color" fo:font-weight="normal" officeooo:rsid="00041881" fo:background-color="#ffffff" loext:char-shading-value="0" style:font-size-asian="16pt" style:font-style-asian="normal" style:font-weight-asian="normal" style:font-size-complex="16pt" style:font-style-complex="normal" style:font-weight-complex="normal"/>
    </style:style>
    <style:style style:name="T17" style:family="text">
      <style:text-properties fo:color="#ef413d" style:font-name="Padauk" fo:font-size="16pt" fo:font-style="normal" style:text-underline-style="none" fo:font-weight="bold" fo:background-color="#ffffff" loext:char-shading-value="0" style:font-size-asian="16pt" style:font-style-asian="normal" style:font-weight-asian="normal" style:font-size-complex="16pt" style:font-style-complex="normal" style:font-weight-complex="normal"/>
    </style:style>
    <style:style style:name="T18" style:family="text">
      <style:text-properties fo:color="#ef413d" style:font-name="Padauk" fo:font-size="16pt" fo:font-style="normal" style:text-underline-style="none" fo:font-weight="bold" officeooo:rsid="00043aab" fo:background-color="#ffffff" loext:char-shading-value="0" style:font-size-asian="16pt" style:font-style-asian="normal" style:font-weight-asian="normal" style:font-size-complex="16pt" style:font-style-complex="normal" style:font-weight-complex="normal"/>
    </style:style>
    <style:style style:name="T19" style:family="text">
      <style:text-properties fo:color="#ef413d" style:font-name="Padauk" fo:font-size="16pt" fo:font-style="normal" style:text-underline-style="none" fo:font-weight="bold" officeooo:rsid="0005cc9c" fo:background-color="#ffffff" loext:char-shading-value="0" style:font-size-asian="16pt" style:font-style-asian="normal" style:font-weight-asian="normal" style:font-size-complex="16pt" style:font-style-complex="normal" style:font-weight-complex="normal"/>
    </style:style>
    <style:style style:name="T20" style:family="text">
      <style:text-properties fo:color="#ef413d" style:font-name="Padauk" fo:font-size="16pt" fo:font-style="normal" style:text-underline-style="none" fo:font-weight="bold" officeooo:rsid="000753ef" fo:background-color="#ffffff" loext:char-shading-value="0" style:font-size-asian="16pt" style:font-style-asian="normal" style:font-weight-asian="normal" style:font-size-complex="16pt" style:font-style-complex="normal" style:font-weight-complex="normal"/>
    </style:style>
    <style:style style:name="T21" style:family="text">
      <style:text-properties fo:color="#ef413d" style:font-name="Liberation Serif" fo:font-size="20pt" fo:font-style="normal" style:text-underline-style="none" fo:font-weight="normal" fo:background-color="#ffffff" loext:char-shading-value="0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color="#ef413d" style:font-name="Liberation Serif" fo:font-size="20pt" fo:font-style="normal" style:text-underline-style="none" fo:font-weight="normal" officeooo:rsid="00041881" fo:background-color="#ffffff" loext:char-shading-value="0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color="#ef413d" fo:font-size="16pt" fo:font-style="normal" style:text-underline-style="none" fo:font-weight="bold" officeooo:rsid="0005cc9c" fo:background-color="#ffffff" loext:char-shading-value="0" style:font-size-asian="16pt" style:font-style-asian="normal" style:font-weight-asian="normal" style:font-size-complex="16pt" style:font-style-complex="normal" style:font-weight-complex="normal"/>
    </style:style>
    <style:style style:name="T24" style:family="text">
      <style:text-properties fo:color="#ef413d" fo:font-size="16pt" fo:font-style="normal" style:text-underline-style="none" fo:font-weight="bold" officeooo:rsid="00043aab" fo:background-color="#ffffff" loext:char-shading-value="0" style:font-size-asian="16pt" style:font-style-asian="normal" style:font-weight-asian="normal" style:font-size-complex="16pt" style:font-style-complex="normal" style:font-weight-complex="normal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fo:font-size="18pt" style:font-size-asian="18pt" style:font-size-complex="18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 text:c="2"/><text:span text:style-name="T2"><text:s/></text:span><text:span text:style-name="T3">AIDE MEMOIRE LIGNE DE COMMANDE</text:span></text:p>
      <text:list xml:id="list2063711266" text:style-name="L1">
        <text:list-header>
          <text:p text:style-name="P8"><text:span text:style-name="T1">Définition:</text:span> <text:span text:style-name="T26">Dans le monde UNIX, on dit qu'on travaille en “ligne de <text:s text:c="3"/>commande” pour désigner le fait d'interagir avec un système informatique en entrant des lignes d'instructions textuelles dans un terminal, et non à l'aide d'une interface graphique. Les commandes tapées dans le terminal sont interprétées par un Shell.</text:span></text:p>
        </text:list-header>
        <text:list-item>
          <text:p text:style-name="P8"><text:span text:style-name="T4"><text:s text:c="30"/></text:span><text:span text:style-name="T15">T</text:span><text:span text:style-name="T16">ERMINAL</text:span></text:p>
        </text:list-item>
      </text:list>
      <text:p text:style-name="Standard"><text:span text:style-name="T18">.</text:span><text:span text:style-name="T20">LS</text:span><text:span text:style-name="T18"> :</text:span><text:span text:style-name="T9"> est une commande </text:span><text:a xlink:type="simple" xlink:href="https://fr.wikipedia.org/wiki/POSIX" text:style-name="Internet_20_link" text:visited-style-name="Visited_20_Internet_20_Link">POSIX</text:a><text:span text:style-name="T9"> (abréviation de </text:span><text:span text:style-name="T12">LIST </text:span><text:span text:style-name="T9">en anglais), qui permet de lister le contenu d'un </text:span><text:a xlink:type="simple" xlink:href="https://fr.wikipedia.org/wiki/Répertoire_(informatique)" text:style-name="Internet_20_link" text:visited-style-name="Visited_20_Internet_20_Link">répertoire</text:a><text:span text:style-name="T9">. </text:span></text:p>
      <text:p text:style-name="Standard"><text:span text:style-name="T18">.</text:span><text:span text:style-name="T20">RMDIR</text:span><text:span text:style-name="T18"> :</text:span><text:span text:style-name="T9"> (de l’</text:span><text:a xlink:type="simple" xlink:href="https://fr.wikipedia.org/wiki/Anglais" text:style-name="Internet_20_link" text:visited-style-name="Visited_20_Internet_20_Link">anglais</text:a><text:span text:style-name="T9"> </text:span><text:span text:style-name="T12">Remove Directory </text:span><text:span text:style-name="T9">, suppression de répertoire) est une </text:span><text:a xlink:type="simple" xlink:href="https://fr.wikipedia.org/wiki/Commandes_Unix" text:style-name="Internet_20_link" text:visited-style-name="Visited_20_Internet_20_Link">commande Unix</text:a><text:span text:style-name="T9"> permettant de supprimer des </text:span><text:a xlink:type="simple" xlink:href="https://fr.wikipedia.org/wiki/Répertoire_(informatique)" text:style-name="Internet_20_link" text:visited-style-name="Visited_20_Internet_20_Link">répertoires</text:a><text:span text:style-name="T9">.</text:span></text:p>
      <text:p text:style-name="Standard"><text:span text:style-name="T18">.</text:span><text:span text:style-name="T20">MKDIR</text:span><text:span text:style-name="Source_20_Text"><text:span text:style-name="T24">:</text:span></text:span><text:span text:style-name="T9">est une </text:span><text:a xlink:type="simple" xlink:href="https://fr.wikipedia.org/wiki/Commande_Unix" text:style-name="Internet_20_link" text:visited-style-name="Visited_20_Internet_20_Link">commande Unix</text:a><text:span text:style-name="T9"> permettant de créer des </text:span><text:a xlink:type="simple" xlink:href="https://fr.wikipedia.org/wiki/Répertoire_(informatique)" text:style-name="Internet_20_link" text:visited-style-name="Visited_20_Internet_20_Link">répertoires</text:a><text:span text:style-name="T9">. mkdir est l'abréviation de </text:span><text:span text:style-name="T14">make directory</text:span><text:span text:style-name="T9"> (termes anglais signifiant « créer répertoire »). Cette commande est également connue sous le nom </text:span><text:span text:style-name="Source_20_Text"><text:span text:style-name="T7">md</text:span></text:span><text:span text:style-name="T9"> (</text:span><text:span text:style-name="T14">make directory</text:span><text:span text:style-name="T9">) sur d'autres </text:span><text:a xlink:type="simple" xlink:href="https://fr.wikipedia.org/wiki/Système_d%27exploitation" text:style-name="Internet_20_link" text:visited-style-name="Visited_20_Internet_20_Link">systèmes d'exploitation</text:a><text:span text:style-name="T9">. </text:span></text:p>
      <text:p text:style-name="P3"><text:span text:style-name="T18">.</text:span><text:span text:style-name="T20">RM</text:span><text:span text:style-name="Source_20_Text"><text:span text:style-name="T23">:</text:span></text:span><text:span text:style-name="T19"> </text:span><text:span text:style-name="T10">(en référence au terme </text:span><text:a xlink:type="simple" xlink:href="https://fr.wikipedia.org/wiki/Anglais" text:style-name="Internet_20_link" text:visited-style-name="Visited_20_Internet_20_Link">anglais</text:a><text:span text:style-name="T10"> </text:span><text:span text:style-name="T13">remove </text:span><text:span text:style-name="T10">, « supprimer ») est une </text:span><text:a xlink:type="simple" xlink:href="https://fr.wikipedia.org/wiki/Commande_Unix" text:style-name="Internet_20_link" text:visited-style-name="Visited_20_Internet_20_Link">commande Unix</text:a><text:span text:style-name="T10"> permettant de supprimer des </text:span><text:a xlink:type="simple" xlink:href="https://fr.wikipedia.org/wiki/Fichier_(informatique)" text:style-name="Internet_20_link" text:visited-style-name="Visited_20_Internet_20_Link">fichiers</text:a><text:span text:style-name="T10"> et </text:span><text:a xlink:type="simple" xlink:href="https://fr.wikipedia.org/wiki/Répertoire_(informatique)" text:style-name="Internet_20_link" text:visited-style-name="Visited_20_Internet_20_Link">répertoires</text:a><text:span text:style-name="T10"> “</text:span><text:span text:style-name="T11">rm + nom du fichier”.</text:span></text:p>
      <text:p text:style-name="P1"><text:span text:style-name="T17">.</text:span><text:span text:style-name="T20">CD../</text:span><text:span text:style-name="T17">:</text:span><text:span text:style-name="T8"> cette commande nous permet le retour en arriere </text:span></text:p>
      <text:p text:style-name="P1"><text:span text:style-name="T17">.</text:span><text:span text:style-name="T20">CD../..</text:span><text:span text:style-name="T17"> :</text:span><text:span text:style-name="T8"> plus revenir en arriere.</text:span></text:p>
      <text:p text:style-name="P1"><text:span text:style-name="T17">.</text:span><text:span text:style-name="T20">TOUCH</text:span><text:span text:style-name="T17"> :</text:span><text:span text:style-name="T8"> creation de fichier “touch nom de fichier .extention”</text:span></text:p>
      <text:p text:style-name="P2"><text:span text:style-name="T17">.LL :</text:span><text:span text:style-name="T8"> pour les fichier cacher.</text:span></text:p>
      <text:list xml:id="list140343358157911" text:continue-numbering="true" text:style-name="L1">
        <text:list-header>
          <text:p text:style-name="P9"><text:span text:style-name="T22">.</text:span><text:span text:style-name="T21">cd/ :</text:span><text:span text:style-name="T5"> cette commande nous ramene a la racine .</text:span></text:p>
        </text:list-header>
      </text:list>
      <text:p text:style-name="P4"><text:span text:style-name="T21">.pwd :</text:span><text:span text:style-name="T5"> </text:span><text:span text:style-name="T6">nous dire ou ont se trouve dans le terminal .</text:span></text:p>
      <text:p text:style-name="P5"><text:span text:style-name="T21">.ls/l :</text:span><text:span text:style-name="T5"> listé tout les <text:s/>doc structuré .</text:span></text:p>
      <text:p text:style-name="P5"><text:span text:style-name="T21">.RV :</text:span><text:span text:style-name="T5"> déplacé un fichier </text:span></text:p>
      <text:p text:style-name="P10"><text:soft-page-break/></text:p>
      <text:p text:style-name="P11"/>
      <text:p text:style-name="P6"/>
      <text:p text:style-name="P7"/>
      <text:p text:style-name="P7"/>
      <text:p text:style-name="Text_20_body"><text:bookmark text:name="Utilisation"/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Padauk" svg:font-family="Padauk" style:font-pitch="variable"/>
    <style:font-face style:name="Sarai" svg:font-family="Sarai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11:17:15.571918209</meta:creation-date>
    <dc:date>2019-01-21T14:03:42.650765953</dc:date>
    <meta:editing-duration>PT11M1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15" meta:word-count="226" meta:character-count="1405" meta:non-whitespace-character-count="1156"/>
  </office:meta>
</office:document-meta>
</file>